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640a"/>
    </style:style>
    <style:style style:name="P2" style:family="paragraph" style:parent-style-name="Text_20_body" style:list-style-name="L2">
      <style:text-properties officeooo:rsid="000d640a" officeooo:paragraph-rsid="000d640a"/>
    </style:style>
    <style:style style:name="P3" style:family="paragraph" style:parent-style-name="Text_20_body">
      <style:text-properties officeooo:rsid="000d640a" officeooo:paragraph-rsid="000d640a"/>
    </style:style>
    <style:style style:name="P4" style:family="paragraph" style:parent-style-name="Title">
      <style:text-properties officeooo:paragraph-rsid="000d640a"/>
    </style:style>
    <style:style style:name="P5" style:family="paragraph" style:parent-style-name="Preformatted_20_Text">
      <style:text-properties officeooo:rsid="000d640a"/>
    </style:style>
    <style:style style:name="P6" style:family="paragraph" style:parent-style-name="Heading_20_1">
      <style:text-properties officeooo:rsid="000d640a" officeooo:paragraph-rsid="000d640a"/>
    </style:style>
    <style:style style:name="T1" style:family="text">
      <style:text-properties officeooo:rsid="000d640a"/>
    </style:style>
    <style:style style:name="T2" style:family="text">
      <style:text-properties fo:color="#a71d5d"/>
    </style:style>
    <style:style style:name="T3" style:family="text">
      <style:text-properties fo:color="#a71d5d" style:font-name="Consolas" fo:font-size="9.75pt" fo:font-style="normal" fo:font-weight="normal"/>
    </style:style>
    <style:style style:name="T4" style:family="text">
      <style:text-properties fo:color="#183691"/>
    </style:style>
    <style:style style:name="T5" style:family="text">
      <style:text-properties fo:color="#0086b3"/>
    </style:style>
    <style:style style:name="T6" style:family="text">
      <style:text-properties fo:font-variant="normal" fo:text-transform="none" fo:color="#333333" style:font-name="Consolas" fo:font-size="9.75pt" fo:letter-spacing="normal" fo:font-style="normal" fo:font-weight="normal" fo:padding="0cm" fo:border="none"/>
    </style:style>
    <style:style style:name="T7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Helvetica Neue" fo:font-size="12pt" fo:letter-spacing="normal" fo:font-style="normal" fo:font-weight="normal" fo:padding="0cm" fo:border="none"/>
    </style:style>
    <style:style style:name="T9" style:family="text">
      <style:text-properties fo:font-variant="normal" fo:text-transform="none" fo:color="#333333" fo:letter-spacing="normal"/>
    </style:style>
    <style:style style:name="T10" style:family="text">
      <style:text-properties style:font-name="Consolas" fo:font-size="9.75pt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he Dark Sky Forecast API</text:span></text:p>
      <text:p text:style-name="P1"/>
      <text:list xml:id="list187907991603533700" text:style-name="L2">
        <text:list-item>
          <text:p text:style-name="P2">Main Page/Dashboard: <text:a xlink:type="simple" xlink:href="https://developer.forecast.io/">https://developer.forecast.io/ </text:a></text:p>
        </text:list-item>
        <text:list-item>
          <text:p text:style-name="P2">API Docs: <text:a xlink:type="simple" xlink:href="https://developer.forecast.io/docs/v2">https://developer.forecast.io/docs/v2</text:a></text:p>
        </text:list-item>
        <text:list-item>
          <text:p text:style-name="P2">Python Wraper: <text:a xlink:type="simple" xlink:href="https://github.com/ZeevG/python-forecast.io">https://github.com/ZeevG/python-forecast.io</text:a></text:p>
        </text:list-item>
      </text:list>
      <text:p text:style-name="P3"/>
      <text:h text:style-name="P6" text:outline-level="1">Python Wraper Examples</text:h>
      <text:p text:style-name="P1"/>
      <text:p text:style-name="Preformatted_20_Text"><text:span text:style-name="T2">import</text:span> forecastio</text:p>
      <text:p text:style-name="Preformatted_20_Text"/>
      <text:p text:style-name="Preformatted_20_Text">api_key <text:span text:style-name="T2">=</text:span> <text:span text:style-name="T4">"YOUR API KEY"</text:span></text:p>
      <text:p text:style-name="Preformatted_20_Text">lat <text:span text:style-name="T2">=</text:span> <text:span text:style-name="T2">-</text:span><text:span text:style-name="T5">31.967819</text:span></text:p>
      <text:p text:style-name="Preformatted_20_Text">lng <text:span text:style-name="T2">=</text:span> <text:span text:style-name="T5">115.87718</text:span></text:p>
      <text:p text:style-name="Preformatted_20_Text"/>
      <text:p text:style-name="Preformatted_20_Text">forecast <text:span text:style-name="T2">=</text:span> forecastio.load_forecast(api_key, lat, lng)</text:p>
      <text:p text:style-name="Preformatted_20_Text"/>
      <text:p text:style-name="Preformatted_20_Text"/>
      <text:p text:style-name="Preformatted_20_Text">byHour <text:span text:style-name="T2">=</text:span> forecast.hourly()</text:p>
      <text:p text:style-name="Preformatted_20_Text"><text:span text:style-name="T2">print</text:span> byHour.summary</text:p>
      <text:p text:style-name="Preformatted_20_Text"><text:span text:style-name="T2">print</text:span> byHour.icon</text:p>
      <text:p text:style-name="Preformatted_20_Text"/>
      <text:p text:style-name="Preformatted_20_Text"><text:span text:style-name="Source_20_Text"><text:span text:style-name="T6">forecast.DataBlockType()</text:span></text:span><text:span text:style-name="Source_20_Text"><text:span text:style-name="T8"> </text:span></text:span><text:span text:style-name="Source_20_Text"><text:span text:style-name="T6">currently()</text:span></text:span><text:span text:style-name="Source_20_Text"><text:span text:style-name="T8"> </text:span></text:span><text:span text:style-name="Source_20_Text"><text:span text:style-name="T6">daily()</text:span></text:span><text:span text:style-name="Source_20_Text"><text:span text:style-name="T8"> </text:span></text:span><text:span text:style-name="Source_20_Text"><text:span text:style-name="T6">hourly()</text:span></text:span><text:span text:style-name="Source_20_Text"><text:span text:style-name="T8"> </text:span></text:span><text:span text:style-name="Source_20_Text"><text:span text:style-name="T6">minutely()</text:span></text:span></text:p>
      <text:p text:style-name="Preformatted_20_Text"/>
      <text:p text:style-name="Preformatted_20_Text"><text:span text:style-name="T2">for</text:span> hourlyData <text:span text:style-name="T2">in</text:span> byHour.data:</text:p>
      <text:p text:style-name="Preformatted_20_Text"><text:s text:c="8"/><text:span text:style-name="T3">print</text:span><text:span text:style-name="T10"> hourlyData.temperature</text:span></text:p>
      <text:p text:style-name="Preformatted_20_Text"><text:span text:style-name="Source_20_Text"><text:span text:style-name="T6"/></text:span></text:p>
      <text:p text:style-name="Preformatted_20_Text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9:48:53.883031693</meta:creation-date>
    <meta:generator>LibreOffice/4.2.8.2$Linux_X86_64 LibreOffice_project/420m0$Build-2</meta:generator>
    <dc:date>2015-09-03T10:08:38.020080832</dc:date>
    <meta:editing-duration>P0D</meta:editing-duration>
    <meta:editing-cycles>1</meta:editing-cycles>
    <meta:document-statistic meta:table-count="0" meta:image-count="0" meta:object-count="0" meta:page-count="1" meta:paragraph-count="16" meta:word-count="56" meta:character-count="526" meta:non-whitespace-character-count="480"/>
  </office:meta>
</office:document-meta>
</file>